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11637"/>
    </style:style>
    <style:style style:name="P2" style:family="paragraph" style:parent-style-name="Heading_20_3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left="0cm" fo:margin-right="0cm" fo:text-indent="0cm" style:auto-text-indent="false"/>
    </style:style>
    <style:style style:name="P13" style:family="paragraph" style:parent-style-name="Preformatted_20_Text" style:list-style-name="L6">
      <style:paragraph-properties fo:margin-top="0cm" fo:margin-bottom="0.499cm" style:contextual-spacing="false"/>
    </style:style>
    <style:style style:name="T1" style:family="text">
      <style:text-properties fo:font-size="20pt" fo:font-weight="bold" officeooo:rsid="00011637" style:font-size-asian="20pt" style:font-size-complex="20pt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versión a formato de punto flotante de precisión simple (32 bits) </text:span><text:span text:style-name="T2">según el estándar IEEE 754</text:span><text:span text:style-name="T3">.</text:span> </text:p>
      <text:h text:style-name="P2" text:outline-level="3">Paso 1: Determinar el Signo</text:h>
      <text:p text:style-name="Text_20_body"><text:span text:style-name="T4">¿Qué se hace aquí?</text:span> Este es el paso más sencillo. Simplemente miramos si el número es positivo o negativo para asignarle el primer bit del formato de 32 bits. La regla es:</text:p>
      <text:list text:style-name="L1">
        <text:list-item>
          <text:p text:style-name="P3"><text:span text:style-name="T4">0</text:span> para números <text:span text:style-name="T4">positivos</text:span>.</text:p>
        </text:list-item>
        <text:list-item>
          <text:p text:style-name="P3"><text:span text:style-name="T4">1</text:span> para números <text:span text:style-name="T4">negativos</text:span>.</text:p>
        </text:list-item>
      </text:list>
      <text:p text:style-name="Text_20_body"><text:span text:style-name="T4">Aplicando al ejemplo (-78.75):</text:span> Nuestro número es negativo, por lo tanto, el bit de signo es <text:span text:style-name="T4">1</text:span>.</text:p>
      <text:p text:style-name="P4">Diff</text:p>
      <text:p text:style-name="P5"><text:span text:style-name="Source_20_Text">- Bit de Signo: 1</text:span></text:p>
      <text:p text:style-name="Horizontal_20_Line"/>
      <text:h text:style-name="P2" text:outline-level="3">Paso 2: Pasar el número a Binario</text:h>
      <text:p text:style-name="Text_20_body"><text:span text:style-name="T4">¿Qué se hace aquí?</text:span> Se convierte el número decimal a su equivalente en binario. Para ello, separamos la parte entera de la parte decimal y las convertimos por separado.</text:p>
      <text:p text:style-name="P6">Aplicando al ejemplo (78.75):</text:p>
      <text:list text:style-name="L2">
        <text:list-item>
          <text:p text:style-name="P7"><text:span text:style-name="T4">Parte Entera (78):</text:span> Usamos la tabla de potencias de 2 (<text:span text:style-name="Source_20_Text">64, 32, 16, 8, 4, 2, 1</text:span>).</text:p>
          <text:list>
            <text:list-item>
              <text:p text:style-name="P7"><text:span text:style-name="Source_20_Text">78 - 64 = 14</text:span> -&gt; (1)</text:p>
            </text:list-item>
            <text:list-item>
              <text:p text:style-name="P7">14 es menor que 32 -&gt; (0)</text:p>
            </text:list-item>
            <text:list-item>
              <text:p text:style-name="P7">14 es menor que 16 -&gt; (0)</text:p>
            </text:list-item>
            <text:list-item>
              <text:p text:style-name="P7"><text:span text:style-name="Source_20_Text">14 - 8 = 6</text:span> -&gt; (1)</text:p>
            </text:list-item>
            <text:list-item>
              <text:p text:style-name="P7"><text:span text:style-name="Source_20_Text">6 - 4 = 2</text:span> -&gt; (1)</text:p>
            </text:list-item>
            <text:list-item>
              <text:p text:style-name="P7"><text:span text:style-name="Source_20_Text">2 - 2 = 0</text:span> -&gt; (1)</text:p>
            </text:list-item>
            <text:list-item>
              <text:p text:style-name="P7">0 es menor que 1 -&gt; (0)</text:p>
            </text:list-item>
            <text:list-item>
              <text:p text:style-name="P7">El <text:span text:style-name="Source_20_Text">78</text:span> en binario es <text:span text:style-name="Source_20_Text"><text:span text:style-name="T4">1001110</text:span></text:span>.</text:p>
            </text:list-item>
          </text:list>
        </text:list-item>
        <text:list-item>
          <text:p text:style-name="P7"><text:span text:style-name="T4">Parte Decimal (0.75):</text:span> Usamos la tabla de potencias de 2 negativas (<text:span text:style-name="Source_20_Text">0.5</text:span>, <text:span text:style-name="Source_20_Text">0.25</text:span>, <text:span text:style-name="Source_20_Text">0.125</text:span>...).</text:p>
          <text:list>
            <text:list-item>
              <text:p text:style-name="P7"><text:span text:style-name="Source_20_Text">0.75 - 0.5 = 0.25</text:span> -&gt; (1)</text:p>
            </text:list-item>
            <text:list-item>
              <text:p text:style-name="P7"><text:span text:style-name="Source_20_Text">0.25 - 0.25 = 0</text:span> -&gt; (1)</text:p>
            </text:list-item>
            <text:list-item>
              <text:p text:style-name="P7">El <text:span text:style-name="Source_20_Text">0.75</text:span> en binario es <text:span text:style-name="Source_20_Text"><text:span text:style-name="T4">.11</text:span></text:span>.</text:p>
            </text:list-item>
          </text:list>
        </text:list-item>
      </text:list>
      <text:p text:style-name="Text_20_body">Uniendo ambas partes, el número <text:span text:style-name="Source_20_Text">78.75</text:span> en binario es <text:span text:style-name="Source_20_Text"><text:span text:style-name="T4">1001110.11</text:span></text:span>.</text:p>
      <text:p text:style-name="P4">Bash</text:p>
      <text:p text:style-name="P5"><text:span text:style-name="Source_20_Text"># Binario completo: 1001110.11</text:span></text:p>
      <text:p text:style-name="Horizontal_20_Line"><text:soft-page-break/></text:p>
      <text:h text:style-name="P2" text:outline-level="3">Paso 3: Normalizar el Binario</text:h>
      <text:p text:style-name="Text_20_body"><text:span text:style-name="T4">¿Qué se hace aquí?</text:span> Se reescribe el número binario en "notación científica". Esto significa mover la coma (el punto decimal) hasta que solo quede un <text:span text:style-name="T4">1</text:span> a su izquierda. Luego, contamos cuántos "saltos" dimos para mover la coma.</text:p>
      <text:p text:style-name="Text_20_body"><text:span text:style-name="T4">Aplicando al ejemplo (</text:span><text:span text:style-name="Source_20_Text"><text:span text:style-name="T4">1001110.11</text:span></text:span><text:span text:style-name="T4">):</text:span></text:p>
      <text:list text:style-name="L3">
        <text:list-item>
          <text:p text:style-name="P8">Movemos la coma <text:span text:style-name="T4">6 posiciones hacia la izquierda</text:span> para pasar de <text:span text:style-name="Source_20_Text">1001110.11</text:span> a <text:span text:style-name="Source_20_Text">1.00111011</text:span>.</text:p>
        </text:list-item>
        <text:list-item>
          <text:p text:style-name="P8">Como movimos la coma 6 veces, el número se expresa como <text:span text:style-name="Source_20_Text">1.00111011 x 2⁶</text:span>.</text:p>
        </text:list-item>
      </text:list>
      <text:p text:style-name="Text_20_body">El dato clave de este paso es el <text:span text:style-name="T4">número de saltos</text:span>.</text:p>
      <text:p text:style-name="P4">Bash</text:p>
      <text:p text:style-name="P5"><text:span text:style-name="Source_20_Text"># Número de Saltos: 6</text:span></text:p>
      <text:p text:style-name="Horizontal_20_Line"/>
      <text:h text:style-name="P2" text:outline-level="3">Paso 4: Calcular el Exponente</text:h>
      <text:p text:style-name="Text_20_body"><text:span text:style-name="T4">¿Qué se hace aquí?</text:span> El exponente no se guarda directamente. Para poder representar tanto exponentes positivos como negativos, se le suma un "sesgo" o "desplazamiento". Para el formato de 32 bits, este valor es siempre <text:span text:style-name="T4">127</text:span>. El resultado final debe convertirse a un número binario de <text:span text:style-name="T4">8 bits</text:span>.</text:p>
      <text:p text:style-name="Text_20_body"><text:span text:style-name="T4">Fórmula:</text:span> <text:span text:style-name="Source_20_Text">Exponente = 127 + Saltos</text:span></text:p>
      <text:p text:style-name="P6">Aplicando al ejemplo (Saltos = 6):</text:p>
      <text:list text:style-name="L4">
        <text:list-item>
          <text:p text:style-name="P9"><text:span text:style-name="Source_20_Text">Exponente = 127 + 6 = 133</text:span>.</text:p>
        </text:list-item>
        <text:list-item>
          <text:p text:style-name="P9">Ahora convertimos <text:span text:style-name="Source_20_Text">133</text:span> a binario de 8 bits:</text:p>
          <text:list>
            <text:list-item>
              <text:p text:style-name="P9"><text:span text:style-name="Source_20_Text">133 = 128 + 4 + 1</text:span>.</text:p>
            </text:list-item>
            <text:list-item>
              <text:p text:style-name="P9">En binario es <text:span text:style-name="Source_20_Text">10000101</text:span>.</text:p>
            </text:list-item>
          </text:list>
        </text:list-item>
      </text:list>
      <text:p text:style-name="Text_20_body">Este es el exponente que guardaremos.</text:p>
      <text:p text:style-name="P4">Diff</text:p>
      <text:p text:style-name="P5"><text:span text:style-name="Source_20_Text">- Exponente (8 bits): 10000101</text:span></text:p>
      <text:p text:style-name="Horizontal_20_Line"/>
      <text:h text:style-name="P2" text:outline-level="3">Paso 5: Determinar la Mantisa</text:h>
      <text:p text:style-name="Text_20_body"><text:span text:style-name="T4">¿Qué se hace aquí?</text:span> La mantisa son los dígitos que quedaron <text:span text:style-name="T4">a la derecha de la coma</text:span> después de normalizar el número en el Paso 3. El <text:span text:style-name="Source_20_Text">1</text:span> que quedó a la izquierda de la coma se conoce como "bit implícito" y se descarta porque el sistema ya sabe que siempre está ahí (¡un truco para ahorrar espacio!). La mantisa debe ocupar <text:span text:style-name="T4">23 bits</text:span>, así que rellenamos lo que falte con ceros a la derecha.</text:p>
      <text:p text:style-name="Text_20_body"><text:span text:style-name="T4">Aplicando al ejemplo (Forma normalizada: </text:span><text:span text:style-name="Source_20_Text"><text:span text:style-name="T4">1.00111011</text:span></text:span><text:span text:style-name="T4">):</text:span></text:p>
      <text:list text:style-name="L5">
        <text:list-item>
          <text:p text:style-name="P10"><text:soft-page-break/>Los dígitos a la derecha de la coma son <text:span text:style-name="Source_20_Text">00111011</text:span>.</text:p>
        </text:list-item>
        <text:list-item>
          <text:p text:style-name="P10">Necesitamos 23 bits en total, así que añadimos 15 ceros al final.</text:p>
        </text:list-item>
      </text:list>
      <text:p text:style-name="Text_20_body">La mantisa final es <text:span text:style-name="Source_20_Text">00111011000000000000000</text:span>.</text:p>
      <text:p text:style-name="P4">Diff</text:p>
      <text:p text:style-name="P5"><text:span text:style-name="Source_20_Text">- Mantisa (23 bits): 00111011000000000000000</text:span></text:p>
      <text:p text:style-name="Horizontal_20_Line"/>
      <text:h text:style-name="P2" text:outline-level="3">Paso 6: Unir Todo</text:h>
      <text:p text:style-name="Text_20_body"><text:span text:style-name="T4">¿Qué se hace aquí?</text:span> ¡Es hora de juntar las piezas! Se ensamblan los tres bloques de bits que hemos calculado en el orden correcto: <text:span text:style-name="T4">Signo | Exponente | Mantisa</text:span>.</text:p>
      <text:p text:style-name="P6">Aplicando al ejemplo:</text:p>
      <text:list text:style-name="L6">
        <text:list-item>
          <text:p text:style-name="P11"><text:span text:style-name="T4">Signo</text:span> (del Paso 1):</text:p>
          <text:p text:style-name="P12">Diff</text:p>
          <text:p text:style-name="P13"><text:span text:style-name="Source_20_Text">- 1</text:span></text:p>
        </text:list-item>
        <text:list-item>
          <text:p text:style-name="P11"><text:span text:style-name="T4">Exponente</text:span> (del Paso 4):</text:p>
          <text:p text:style-name="P12">Diff</text:p>
          <text:p text:style-name="P13"><text:span text:style-name="Source_20_Text">- 10000101</text:span></text:p>
        </text:list-item>
        <text:list-item>
          <text:p text:style-name="P11"><text:span text:style-name="T4">Mantisa</text:span> (del Paso 5):</text:p>
          <text:p text:style-name="P12">Diff</text:p>
          <text:p text:style-name="P13"><text:span text:style-name="Source_20_Text">- 00111011000000000000000</text:span></text:p>
        </text:list-item>
      </text:list>
      <text:p text:style-name="Text_20_body"><text:span text:style-name="T4">Resultado Final:</text:span> El número <text:span text:style-name="T4">-78.75</text:span> en formato float de 32 bits (IEEE 754) es:</text:p>
      <text:p text:style-name="Text_20_body"><text:span text:style-name="Source_20_Text"><text:span text:style-name="T4">1 10000101 00111011000000000000000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8:21:26.323526000</meta:creation-date>
    <dc:date>2025-09-28T18:24:01.866185000</dc:date>
    <meta:editing-duration>PT2M36S</meta:editing-duration>
    <meta:editing-cycles>1</meta:editing-cycles>
    <meta:document-statistic meta:table-count="0" meta:image-count="0" meta:object-count="0" meta:page-count="3" meta:paragraph-count="68" meta:word-count="667" meta:character-count="3401" meta:non-whitespace-character-count="2835"/>
    <meta:generator>LibreOffice/25.8.1.1$Windows_X86_64 LibreOffice_project/54047653041915e595ad4e45cccea684809c77b5</meta:generator>
  </office:meta>
</office:document-meta>
</file>